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2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96cm" fo:min-width="0.73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13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1.084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1.44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1.353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0.904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5cm" fo:min-width="0.4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23cm" fo:min-width="1.181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05cm" fo:min-width="1.425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957cm"/>
    </style:style>
    <style:style style:name="gr13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0.813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0.544cm" fo:padding-top="0.142cm" fo:padding-bottom="0.142cm" fo:padding-left="0.267cm" fo:padding-right="0.267cm"/>
    </style:style>
    <style:style style:name="gr16" style:family="graphic" style:parent-style-name="objectwithoutfill">
      <style:graphic-properties draw:stroke="soli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48cm" fo:min-width="1.29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Mono1"/>
    </style:style>
    <style:style style:name="P3" style:family="paragraph">
      <loext:graphic-properties draw:fill-color="#ffffff"/>
      <style:paragraph-properties fo:text-align="center"/>
      <style:text-properties style:font-name="Liberation Mono1" style:text-underline-style="solid" style:text-underline-width="auto" style:text-underline-color="font-colo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1"/>
    </style:style>
    <style:style style:name="P5" style:family="paragraph">
      <loext:graphic-properties draw:fill="none" draw:fill-color="#ffffff"/>
      <style:text-properties style:font-name="Liberation Mono1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94cm" svg:height="1.143cm" svg:x="7.94cm" svg:y="6.566cm">
          <text:p text:style-name="P1"><text:span text:style-name="T1">Tw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2.54cm" svg:height="2.159cm" svg:x="12.512cm" svg:y="6.058cm">
          <text:p text:style-name="P1"><text:span text:style-name="T1">Contain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6" draw:id="id6" draw:layer="layout" svg:width="2.667cm" svg:height="1.143cm" svg:x="16.83cm" svg:y="6.566cm">
          <text:p text:style-name="P1"><text:span text:style-name="T1">Hash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7" draw:id="id7" draw:layer="layout" svg:width="2.286cm" svg:height="1.27cm" svg:x="16.957cm" svg:y="4.534cm">
          <text:p text:style-name="P1"><text:span text:style-name="T2">H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xml:id="id8" draw:id="id8" draw:layer="layout" svg:width="2.794cm" svg:height="1.27cm" svg:x="20.513cm" svg:y="6.439cm">
          <text:p text:style-name="P1"><text:span text:style-name="T1">Occurenc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2" draw:id="id2" draw:layer="layout" svg:width="2.667cm" svg:height="1.27cm" svg:x="10.734cm" svg:y="4.407cm">
          <text:p text:style-name="P1"><text:span text:style-name="T1">Retwee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xml:id="id3" draw:id="id3" draw:layer="layout" svg:width="2.032cm" svg:height="1.016cm" svg:x="7.305cm" svg:y="3.645cm">
          <text:p text:style-name="P1"><text:span text:style-name="T1">Retwee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xml:id="id4" draw:id="id4" draw:layer="layout" svg:width="1.397cm" svg:height="1.143cm" svg:x="9.591cm" svg:y="3.518cm">
          <text:p text:style-name="P1"><text:span text:style-name="T1">Lik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xml:id="id9" draw:id="id9" draw:layer="layout" svg:width="3.429cm" svg:height="2.413cm" svg:x="16.449cm" svg:y="9.36cm">
          <text:p text:style-name="P1"><text:span text:style-name="T1">Comes</text:span></text:p>
          <text:p text:style-name="P1"><text:span text:style-name="T1">Along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2" xml:id="id10" draw:id="id10" draw:layer="layout" svg:width="2.769cm" svg:height="1.397cm" svg:x="20.665cm" svg:y="9.868cm">
          <text:p text:style-name="P1"><text:span text:style-name="T1">Pair</text:span></text:p>
          <text:p text:style-name="P1"><text:span text:style-name="T1">Occurenc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4" draw:layer="layout" draw:type="line" svg:x1="9.337cm" svg:y1="6.566cm" svg:x2="12.068cm" svg:y2="5.677cm" draw:start-shape="id1" draw:start-glue-point="0" draw:end-shape="id2" draw:end-glue-point="8" svg:d="M9337 6566l2731-889" svg:viewBox="0 0 2732 890">
          <text:p/>
        </draw:connector>
        <draw:connector draw:style-name="gr11" draw:text-style-name="P4" draw:layer="layout" draw:type="line" svg:x1="9.337cm" svg:y1="6.566cm" svg:x2="8.321cm" svg:y2="4.661cm" draw:start-shape="id1" draw:start-glue-point="0" draw:end-shape="id3" draw:end-glue-point="8" svg:d="M9337 6566l-1016-1905" svg:viewBox="0 0 1017 1906">
          <text:p/>
        </draw:connector>
        <draw:connector draw:style-name="gr11" draw:text-style-name="P4" draw:layer="layout" draw:type="line" svg:x1="10.29cm" svg:y1="4.661cm" svg:x2="9.337cm" svg:y2="6.566cm" draw:start-shape="id4" draw:start-glue-point="8" draw:end-shape="id1" draw:end-glue-point="0" svg:d="M10290 4661l-953 1905" svg:viewBox="0 0 954 1906">
          <text:p/>
        </draw:connector>
        <draw:connector draw:style-name="gr11" draw:text-style-name="P4" draw:layer="layout" draw:type="line" svg:x1="10.734cm" svg:y1="7.137cm" svg:x2="12.512cm" svg:y2="7.138cm" draw:start-shape="id1" draw:start-glue-point="1" draw:end-shape="id5" draw:end-glue-point="5" svg:d="M10734 7137l1778 1" svg:viewBox="0 0 1779 2">
          <text:p/>
        </draw:connector>
        <draw:connector draw:style-name="gr11" draw:text-style-name="P4" draw:layer="layout" draw:type="line" svg:x1="15.052cm" svg:y1="7.138cm" svg:x2="16.83cm" svg:y2="7.137cm" draw:start-shape="id5" draw:start-glue-point="7" draw:end-shape="id6" draw:end-glue-point="3" svg:d="M15052 7138l1778-1" svg:viewBox="0 0 1779 2">
          <text:p/>
        </draw:connector>
        <draw:connector draw:style-name="gr11" draw:text-style-name="P4" draw:layer="layout" draw:type="line" svg:x1="18.1cm" svg:y1="5.804cm" svg:x2="18.163cm" svg:y2="6.566cm" draw:start-shape="id7" draw:start-glue-point="8" draw:end-shape="id6" draw:end-glue-point="0" svg:d="M18100 5804l63 762" svg:viewBox="0 0 64 763">
          <text:p/>
        </draw:connector>
        <draw:connector draw:style-name="gr11" draw:text-style-name="P4" draw:layer="layout" draw:type="line" svg:x1="19.497cm" svg:y1="7.137cm" svg:x2="20.513cm" svg:y2="7.074cm" draw:start-shape="id6" draw:end-shape="id8" svg:d="M19497 7137l1016-63" svg:viewBox="0 0 1017 64">
          <text:p/>
        </draw:connector>
        <draw:connector draw:style-name="gr11" draw:text-style-name="P4" draw:layer="layout" draw:type="line" svg:x1="16.449cm" svg:y1="10.567cm" svg:x2="18.163cm" svg:y2="7.709cm" draw:start-shape="id9" draw:start-glue-point="5" draw:end-shape="id6" draw:end-glue-point="2" svg:d="M16449 10567l1714-2858" svg:viewBox="0 0 1715 2859">
          <text:p/>
        </draw:connector>
        <draw:connector draw:style-name="gr11" draw:text-style-name="P4" draw:layer="layout" draw:type="line" svg:x1="19.878cm" svg:y1="10.567cm" svg:x2="20.665cm" svg:y2="10.567cm" draw:start-shape="id9" draw:start-glue-point="7" draw:end-shape="id10" draw:end-glue-point="6" svg:d="M19878 10567h787" svg:viewBox="0 0 788 1">
          <text:p/>
        </draw:connector>
        <draw:frame draw:style-name="gr12" draw:text-style-name="P5" draw:layer="layout" svg:width="1.778cm" svg:height="1.207cm" svg:x="10.734cm" svg:y="6.566cm">
          <draw:text-box>
            <text:p><text:span text:style-name="T1">(0:N)</text:span></text:p>
          </draw:text-box>
        </draw:frame>
        <draw:frame draw:style-name="gr12" draw:text-style-name="P5" draw:layer="layout" svg:width="2.032cm" svg:height="1.207cm" svg:x="15.052cm" svg:y="6.566cm">
          <draw:text-box>
            <text:p><text:span text:style-name="T1">(1:M)</text:span></text:p>
          </draw:text-box>
        </draw:frame>
        <draw:custom-shape draw:style-name="gr13" draw:text-style-name="P2" draw:layer="layout" svg:width="0.001cm" svg:height="0.127cm" svg:x="14.036cm" svg:y="5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4" draw:layer="layout" draw:type="line" svg:x1="19.878cm" svg:y1="10.567cm" svg:x2="18.163cm" svg:y2="7.709cm" draw:start-shape="id9" draw:start-glue-point="7" draw:end-shape="id6" draw:end-glue-point="2" svg:d="M19878 10567l-1715-2858" svg:viewBox="0 0 1716 2859">
          <text:p/>
        </draw:connector>
        <draw:frame draw:style-name="gr12" draw:text-style-name="P5" draw:layer="layout" svg:width="1.778cm" svg:height="1.207cm" svg:x="17.211cm" svg:y="8.725cm">
          <draw:text-box>
            <text:p><text:span text:style-name="T1">(0:N)</text:span></text:p>
          </draw:text-box>
        </draw:frame>
        <draw:custom-shape draw:style-name="gr14" draw:text-style-name="P7" xml:id="id11" draw:id="id11" draw:layer="layout" svg:width="1.905cm" svg:height="1.016cm" svg:x="7.178cm" svg:y="8.896cm">
          <text:p text:style-name="P6">Da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7" xml:id="id12" draw:id="id12" draw:layer="layout" svg:width="1.905cm" svg:height="1.016cm" svg:x="9.337cm" svg:y="8.852cm">
          <text:p text:style-name="P6">Ti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8" draw:layer="layout" draw:type="line" svg:x1="9.337cm" svg:y1="7.709cm" svg:x2="8.131cm" svg:y2="8.896cm" draw:start-shape="id1" draw:start-glue-point="2" draw:end-shape="id11" draw:end-glue-point="4" svg:d="M9337 7709l-1206 1187" svg:viewBox="0 0 1207 1188">
          <text:p/>
        </draw:connector>
        <draw:connector draw:style-name="gr11" draw:text-style-name="P8" draw:layer="layout" draw:type="line" svg:x1="9.337cm" svg:y1="7.709cm" svg:x2="10.29cm" svg:y2="8.852cm" draw:start-shape="id1" draw:end-shape="id12" draw:end-glue-point="4" svg:d="M9337 7709l953 1143" svg:viewBox="0 0 954 1144">
          <text:p/>
        </draw:connector>
        <draw:custom-shape draw:style-name="gr15" draw:text-style-name="P7" xml:id="id13" draw:id="id13" draw:layer="layout" svg:width="1.524cm" svg:height="1.016cm" svg:x="5.699cm" svg:y="7.604cm">
          <text:p text:style-name="P6">P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8" draw:layer="layout" draw:type="line" svg:x1="7.94cm" svg:y1="7.137cm" svg:x2="7.223cm" svg:y2="8.112cm" draw:start-shape="id1" draw:start-glue-point="3" draw:end-shape="id13" draw:end-glue-point="10" svg:d="M7940 7137l-717 975" svg:viewBox="0 0 718 976">
          <text:p/>
        </draw:connector>
        <draw:custom-shape draw:style-name="gr17" draw:text-style-name="P9" xml:id="id14" draw:id="id14" draw:layer="layout" svg:width="2.54cm" svg:height="1.27cm" svg:x="4.937cm" svg:y="5.064cm">
          <text:p text:style-name="P1">Cont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7.477cm" svg:y1="5.699cm" svg:x2="7.94cm" svg:y2="7.137cm" draw:start-shape="id14" draw:start-glue-point="10" draw:end-shape="id1" draw:end-glue-point="3" svg:d="M7477 5699l463 1438" svg:viewBox="0 0 464 14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2" fo:font-family="'Liberation Mono'" style:font-style-name="Regular" style:font-family-generic="modern" style:font-pitch="fixed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7:39:02.245666187</meta:creation-date>
    <dc:date>2017-05-09T22:56:26.691810070</dc:date>
    <meta:editing-duration>PT55M59S</meta:editing-duration>
    <meta:editing-cycles>7</meta:editing-cycles>
    <meta:generator>LibreOffice/5.1.6.2$Linux_X86_64 LibreOffice_project/10m0$Build-2</meta:generator>
    <meta:document-statistic meta:object-count="32"/>
  </office:meta>
</office:document-meta>
</file>